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4cbb5" officeooo:paragraph-rsid="0004cbb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04cbb5" officeooo:paragraph-rsid="0004cbb5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é plan 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5:02:59.941000000</meta:creation-date>
    <dc:date>2025-02-04T15:06:18.156000000</dc:date>
    <meta:editing-duration>PT3M18S</meta:editing-duration>
    <meta:editing-cycles>1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" meta:word-count="3" meta:character-count="13" meta:non-whitespace-character-count="11"/>
  </office:meta>
</office:document-meta>
</file>